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868cm"/>
    </style:style>
    <style:style style:name="gr4" style:family="graphic" style:parent-style-name="standard">
      <style:graphic-properties draw:stroke="none" svg:stroke-color="#000000" draw:fill="none" draw:fill-color="#ffffff" fo:min-height="0.92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ffff" draw:fill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67cm"/>
    </style:style>
    <style:style style:name="gr8" style:family="graphic" style:parent-style-name="standard">
      <style:graphic-properties draw:stroke="none" draw:fill="none" fo:min-height="0.663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368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 fo:font-weight="bold" style:font-size-asian="16pt" style:font-size-complex="1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language="en" fo:country="US" style:font-size-asian="18pt" style:language-asian="en" style:country-asian="US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weight="bold" style:font-size-asian="16pt" style:font-size-complex="16pt"/>
    </style:style>
    <style:style style:name="T4" style:family="text">
      <style:text-properties fo:font-size="10pt" fo:language="en" fo:country="US" style:font-size-asian="10pt" style:language-asian="en" style:country-asian="US" style:font-size-complex="10pt"/>
    </style:style>
    <style:style style:name="T5" style:family="text">
      <style:text-properties style:text-position="-50% 100%" fo:font-size="10pt" fo:language="en" fo:country="US" style:font-size-asian="10pt" style:language-asian="en" style:country-asian="US" style:font-size-complex="10pt"/>
    </style:style>
    <style:style style:name="T6" style:family="text">
      <style:text-properties style:text-position="-50% 100%" fo:font-family="'Times New Roman'" style:font-family-generic="roman" style:font-pitch="variable" fo:font-size="10pt" fo:language="en" fo:country="US" style:font-size-asian="10pt" style:language-asian="en" style:country-asian="US" style:font-size-complex="10pt"/>
    </style:style>
    <style:style style:name="T7" style:family="text">
      <style:text-properties style:text-position="-42% 100%" fo:font-family="'Times New Roman'" style:font-family-generic="roman" style:font-pitch="variable" fo:font-size="10pt" fo:language="en" fo:country="US" style:font-size-asian="10pt" style:language-asian="en" style:country-asian="U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5" draw:layer="layout" svg:width="5.845cm" svg:height="5.588cm" svg:x="1.861cm" svg:y="5.06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draw:id="id6" draw:layer="layout" svg:width="1.82cm" svg:height="1.621cm" svg:x="4.768cm" svg:y="13.498cm">
          <text:p text:style-name="P2"><text:span text:style-name="T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676cm" svg:height="1.118cm" svg:x="6.588cm" svg:y="13.442cm">
          <draw:text-box>
            <text:p><text:span text:style-name="T2">CS1</text:span></text:p>
          </draw:text-box>
        </draw:frame>
        <draw:frame draw:style-name="gr4" draw:text-style-name="P5" draw:layer="layout" svg:width="1.646cm" svg:height="1.179cm" svg:x="3.266cm" svg:y="5.061cm">
          <draw:text-box>
            <text:p><text:span text:style-name="T3">T1</text:span></text:p>
          </draw:text-box>
        </draw:frame>
        <draw:frame draw:style-name="gr4" draw:text-style-name="P5" draw:layer="layout" svg:width="1.547cm" svg:height="1.179cm" svg:x="17.206cm" svg:y="5cm">
          <draw:text-box>
            <text:p><text:span text:style-name="T3">T2</text:span></text:p>
          </draw:text-box>
        </draw:frame>
        <draw:frame draw:style-name="gr4" draw:text-style-name="P5" draw:layer="layout" svg:width="1.646cm" svg:height="1.179cm" svg:x="1.558cm" svg:y="22.321cm">
          <draw:text-box>
            <text:p><text:span text:style-name="T3">T3</text:span></text:p>
          </draw:text-box>
        </draw:frame>
        <draw:frame draw:style-name="gr4" draw:text-style-name="P5" draw:layer="layout" svg:width="1.644cm" svg:height="1.179cm" svg:x="15.53cm" svg:y="22.321cm">
          <draw:text-box>
            <text:p><text:span text:style-name="T3">T4</text:span></text:p>
          </draw:text-box>
        </draw:frame>
        <draw:custom-shape draw:style-name="gr2" draw:text-style-name="P3" draw:id="id2" draw:layer="layout" svg:width="1.818cm" svg:height="1.621cm" svg:x="12.736cm" svg:y="13.498cm">
          <text:p text:style-name="P2"><text:span text:style-name="T1">M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15.961cm" svg:y1="10.649cm" svg:x2="14.288cm" svg:y2="13.735cm" draw:start-shape="id1" draw:start-glue-point="8" draw:end-shape="id2" draw:end-glue-point="11" svg:d="m15961 10649c0 2137-1673 595-1673 3086">
          <text:p/>
        </draw:connector>
        <draw:connector draw:style-name="gr5" draw:text-style-name="P2" draw:layer="layout" draw:type="curve" svg:x1="16.388cm" svg:y1="17.913cm" svg:x2="13.645cm" svg:y2="15.119cm" draw:start-shape="id3" draw:start-glue-point="4" draw:end-shape="id2" svg:d="m16388 17913c0-2097-2743-700-2743-2794">
          <text:p/>
        </draw:connector>
        <draw:connector draw:style-name="gr5" draw:text-style-name="P2" draw:layer="layout" draw:type="curve" svg:x1="4.653cm" svg:y1="17.913cm" svg:x2="13.002cm" svg:y2="14.882cm" draw:start-shape="id4" draw:start-glue-point="4" draw:end-shape="id2" draw:end-glue-point="7" svg:d="m4653 17913c0-2097 8349-582 8349-3031">
          <text:p/>
        </draw:connector>
        <draw:connector draw:style-name="gr5" draw:text-style-name="P2" draw:layer="layout" draw:type="curve" svg:x1="4.784cm" svg:y1="10.649cm" svg:x2="13.002cm" svg:y2="13.735cm" draw:start-shape="id5" draw:start-glue-point="8" draw:end-shape="id2" draw:end-glue-point="5" svg:d="m4784 10649c0 2137 8218 595 8218 3086">
          <text:p/>
        </draw:connector>
        <draw:connector draw:style-name="gr5" draw:text-style-name="P2" draw:layer="layout" draw:type="curve" svg:x1="15.658cm" svg:y1="17.913cm" svg:x2="6.322cm" svg:y2="14.882cm" draw:start-shape="id3" draw:start-glue-point="5" draw:end-shape="id6" draw:end-glue-point="9" svg:d="m15658 17913c0-2097-9336-582-9336-3031">
          <text:p/>
        </draw:connector>
        <draw:connector draw:style-name="gr5" draw:text-style-name="P2" draw:layer="layout" draw:type="curve" svg:x1="15.23cm" svg:y1="10.649cm" svg:x2="6.322cm" svg:y2="13.735cm" draw:start-shape="id1" draw:start-glue-point="7" draw:end-shape="id6" draw:end-glue-point="11" svg:d="m15230 10649c0 2137-8908 595-8908 3086">
          <text:p/>
        </draw:connector>
        <draw:connector draw:style-name="gr5" draw:text-style-name="P2" draw:layer="layout" draw:type="curve" svg:x1="4.053cm" svg:y1="10.649cm" svg:x2="5.034cm" svg:y2="13.735cm" draw:start-shape="id5" draw:start-glue-point="7" draw:end-shape="id6" draw:end-glue-point="5" svg:d="m4053 10649c0 2137 981 595 981 3086">
          <text:p/>
        </draw:connector>
        <draw:custom-shape draw:style-name="gr6" draw:text-style-name="P2" draw:layer="layout" svg:width="0.56cm" svg:height="0.558cm" svg:x="1.67cm" svg:y="19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56cm" svg:height="0.558cm" svg:x="1.67cm" svg:y="19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3.923cm" svg:y1="17.913cm" svg:x2="5.034cm" svg:y2="14.882cm" draw:start-shape="id4" draw:start-glue-point="5" draw:end-shape="id6" draw:end-glue-point="7" svg:d="m3923 17913c0-2097 1111-582 1111-3031">
          <text:p/>
        </draw:connector>
        <draw:frame draw:style-name="gr7" draw:text-style-name="P4" draw:layer="layout" svg:width="1.644cm" svg:height="1.117cm" svg:x="14.444cm" svg:y="13.89cm">
          <draw:text-box>
            <text:p><text:span text:style-name="T2">MUT</text:span></text:p>
          </draw:text-box>
        </draw:frame>
        <draw:custom-shape draw:style-name="gr2" draw:text-style-name="P6" draw:id="id13" draw:layer="layout" svg:width="4.694cm" svg:height="0.767cm" svg:x="4.912cm" svg:y="6.179cm">
          <text:p text:style-name="P2"><text:span text:style-name="T4">W</text:span><text:span text:style-name="T5">4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9" draw:layer="layout" svg:width="4.696cm" svg:height="0.768cm" svg:x="4.352cm" svg:y="7.646cm">
          <text:p text:style-name="P2"><text:span text:style-name="T4">W</text:span><text:span text:style-name="T6">2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11" draw:layer="layout" svg:width="4.694cm" svg:height="0.767cm" svg:x="4.13cm" svg:y="8.973cm">
          <text:p text:style-name="P2"><text:span text:style-name="T4">W</text:span><text:span text:style-name="T5">3-1</text:span><text:span text:style-name="T4">,W</text:span><text:span text:style-name="T5">2-2</text:span><text:span text:style-name="T4">,W</text:span><text:span text:style-name="T5">4-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id="id7" draw:layer="layout" svg:width="1.818cm" svg:height="1.621cm" svg:x="16.648cm" svg:y="13.442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646cm" svg:height="1.118cm" svg:x="18.354cm" svg:y="13.833cm">
          <draw:text-box>
            <text:p><text:span text:style-name="T2">CS2</text:span></text:p>
          </draw:text-box>
        </draw:frame>
        <draw:connector draw:style-name="gr5" draw:text-style-name="P2" draw:layer="layout" draw:type="curve" svg:x1="15.961cm" svg:y1="10.649cm" svg:x2="17.557cm" svg:y2="13.442cm" draw:start-shape="id1" draw:start-glue-point="8" draw:end-shape="id7" draw:end-glue-point="4" svg:d="m15961 10649c0 2095 1596 699 1596 2793">
          <text:p/>
        </draw:connector>
        <draw:connector draw:style-name="gr5" draw:text-style-name="P2" draw:layer="layout" draw:type="curve" svg:x1="16.388cm" svg:y1="17.913cm" svg:x2="17.557cm" svg:y2="15.063cm" draw:start-shape="id3" draw:start-glue-point="4" draw:end-shape="id7" draw:end-glue-point="8" svg:d="m16388 17913c0-2139 1169-714 1169-2850">
          <text:p/>
        </draw:connector>
        <draw:frame draw:style-name="gr8" draw:text-style-name="P2" draw:layer="layout" svg:width="2.234cm" svg:height="0.913cm" svg:x="11.618cm" svg:y="18.117cm">
          <draw:text-box>
            <text:p text:style-name="P2"><text:span text:style-name="T4">E</text:span><text:span text:style-name="T5">4-123</text:span></text:p>
          </draw:text-box>
        </draw:frame>
        <draw:connector draw:style-name="gr5" draw:text-style-name="P2" draw:layer="layout" draw:type="curve" svg:x1="11.506cm" svg:y1="8.03cm" svg:x2="9.048cm" svg:y2="8.03cm" draw:start-shape="id8" draw:start-glue-point="6" draw:end-shape="id9" draw:end-glue-point="10" svg:d="m11506 8030h-2458">
          <text:p/>
        </draw:connector>
        <draw:connector draw:style-name="gr5" draw:text-style-name="P2" draw:layer="layout" draw:type="curve" svg:x1="11.394cm" svg:y1="9.357cm" svg:x2="8.824cm" svg:y2="9.357cm" draw:start-shape="id10" draw:start-glue-point="6" draw:end-shape="id11" draw:end-glue-point="10" svg:d="m11394 9357h-2570">
          <text:p/>
        </draw:connector>
        <draw:connector draw:style-name="gr5" draw:text-style-name="P2" draw:layer="layout" draw:type="curve" svg:x1="11.618cm" svg:y1="19.205cm" svg:x2="9.606cm" svg:y2="6.563cm" draw:start-shape="id12" draw:start-glue-point="6" draw:end-shape="id13" draw:end-glue-point="10" svg:d="m11618 19205c-1509 0-503-12642-2012-12642">
          <text:p/>
        </draw:connector>
        <draw:connector draw:style-name="gr5" draw:text-style-name="P2" draw:layer="layout" draw:type="curve" svg:x1="11.618cm" svg:y1="19.205cm" svg:x2="12.176cm" svg:y2="6.563cm" draw:start-shape="id12" draw:start-glue-point="6" draw:end-shape="id14" draw:end-glue-point="6" svg:d="m11618 19205c-751 0-1030-12642 558-12642">
          <text:p/>
        </draw:connector>
        <draw:connector draw:style-name="gr5" draw:text-style-name="P2" draw:layer="layout" draw:type="curve" svg:x1="11.618cm" svg:y1="19.205cm" svg:x2="8.824cm" svg:y2="19.205cm" draw:start-shape="id12" draw:start-glue-point="6" draw:end-shape="id15" draw:end-glue-point="10" svg:d="m11618 19205h-2794">
          <text:p/>
        </draw:connector>
        <draw:connector draw:style-name="gr5" draw:text-style-name="P2" draw:layer="layout" draw:type="curve" svg:x1="11.058cm" svg:y1="20.532cm" svg:x2="8.264cm" svg:y2="20.532cm" draw:start-shape="id16" draw:start-glue-point="6" draw:end-shape="id17" draw:end-glue-point="10" svg:d="m11058 20532h-2794">
          <text:p/>
        </draw:connector>
        <draw:connector draw:style-name="gr5" draw:text-style-name="P2" draw:layer="layout" draw:type="curve" draw:line-skew="-0.33cm" svg:x1="10.836cm" svg:y1="21.999cm" svg:x2="8.824cm" svg:y2="9.357cm" draw:start-shape="id18" draw:start-glue-point="6" draw:end-shape="id11" draw:end-glue-point="10" svg:d="m10836 21999c-2004 0-998-12642-2012-12642">
          <text:p/>
        </draw:connector>
        <draw:connector draw:style-name="gr9" draw:text-style-name="P2" draw:layer="layout" draw:type="curve" draw:line-skew="-0.215cm" svg:x1="8.264cm" svg:y1="21.999cm" svg:x2="8.824cm" svg:y2="9.357cm" draw:start-shape="id19" draw:start-glue-point="10" draw:end-shape="id11" draw:end-glue-point="10" svg:d="m8264 21999c1269 0 989-12642 560-12642">
          <text:p/>
        </draw:connector>
        <draw:custom-shape draw:style-name="gr1" draw:text-style-name="P1" draw:id="id1" draw:layer="layout" svg:width="5.843cm" svg:height="5.588cm" svg:x="13.039cm" svg:y="5.06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6" draw:id="id14" draw:layer="layout" svg:width="4.472cm" svg:height="0.767cm" svg:x="12.176cm" svg:y="6.179cm">
          <text:p text:style-name="P2"><text:span text:style-name="T4">W</text:span><text:span text:style-name="T5">4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8" draw:layer="layout" svg:width="4.694cm" svg:height="0.768cm" svg:x="11.506cm" svg:y="7.646cm">
          <text:p text:style-name="P2"><text:span text:style-name="T4">S</text:span><text:span text:style-name="T6">1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10" draw:layer="layout" svg:width="4.694cm" svg:height="0.767cm" svg:x="11.394cm" svg:y="8.973cm">
          <text:p text:style-name="P2"><text:span text:style-name="T4">S</text:span><text:span text:style-name="T6">1-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4" draw:layer="layout" svg:width="5.845cm" svg:height="5.587cm" svg:x="1cm" svg:y="17.91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6" draw:id="id15" draw:layer="layout" svg:width="4.472cm" svg:height="0.768cm" svg:x="4.352cm" svg:y="18.821cm">
          <text:p text:style-name="P2"><text:span text:style-name="T4">W</text:span><text:span text:style-name="T5">4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17" draw:layer="layout" svg:width="4.47cm" svg:height="0.767cm" svg:x="3.794cm" svg:y="20.148cm">
          <text:p text:style-name="P2"><text:span text:style-name="T4">W</text:span><text:span text:style-name="T6">4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19" draw:layer="layout" svg:width="4.47cm" svg:height="0.768cm" svg:x="3.794cm" svg:y="21.615cm">
          <text:p text:style-name="P2"><text:span text:style-name="T4">S</text:span><text:span text:style-name="T6">1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5.843cm" svg:height="5.587cm" svg:x="12.736cm" svg:y="17.91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6" draw:id="id12" draw:layer="layout" svg:width="4.47cm" svg:height="0.768cm" svg:x="11.618cm" svg:y="18.821cm">
          <text:p text:style-name="P2"><text:span text:style-name="T4">S</text:span><text:span text:style-name="T7">1-1</text:span><text:span text:style-name="T4">, S</text:span><text:span text:style-name="T7">2-1</text:span><text:span text:style-name="T4">, S</text:span><text:span text:style-name="T7">3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16" draw:layer="layout" svg:width="4.472cm" svg:height="0.767cm" svg:x="11.058cm" svg:y="20.148cm">
          <text:p text:style-name="P2"><text:span text:style-name="T4">S</text:span><text:span text:style-name="T6">3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id="id18" draw:layer="layout" svg:width="4.694cm" svg:height="0.768cm" svg:x="10.836cm" svg:y="21.615cm">
          <text:p text:style-name="P2"><text:span text:style-name="T4">S</text:span><text:span text:style-name="T6">1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.5cm" svg:height="0.725cm" svg:x="9.5cm" svg:y="8.775cm">
          <draw:text-box>
            <text:p><text:span text:style-name="T2">S2</text:span></text:p>
          </draw:text-box>
        </draw:frame>
        <draw:frame draw:style-name="gr10" draw:text-style-name="P4" draw:layer="layout" svg:width="1.5cm" svg:height="0.725cm" svg:x="10.5cm" svg:y="7.275cm">
          <draw:text-box>
            <text:p><text:span text:style-name="T2">S1</text:span></text:p>
          </draw:text-box>
        </draw:frame>
        <draw:frame draw:style-name="gr10" draw:text-style-name="P4" draw:layer="layout" svg:width="1.5cm" svg:height="0.725cm" svg:x="8cm" svg:y="17cm">
          <draw:text-box>
            <text:p><text:span text:style-name="T2">S3</text:span></text:p>
          </draw:text-box>
        </draw:frame>
        <draw:frame draw:style-name="gr10" draw:text-style-name="P4" draw:layer="layout" svg:width="1.5cm" svg:height="0.725cm" svg:x="9.5cm" svg:y="17cm">
          <draw:text-box>
            <text:p><text:span text:style-name="T2">S4</text:span></text:p>
          </draw:text-box>
        </draw:frame>
        <draw:frame draw:style-name="gr10" draw:text-style-name="P4" draw:layer="layout" svg:width="1.5cm" svg:height="0.725cm" svg:x="10cm" svg:y="19.775cm">
          <draw:text-box>
            <text:p><text:span text:style-name="T2">S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en" fo:country="US" style:language-asian="zxx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2.5pt" fo:language="en" fo:country="US" fo:font-weight="bold" style:font-family-asian="'DejaVu Sans'" style:font-family-generic-asian="swiss" style:font-pitch-asian="variable" style:language-asian="en" style:country-asian="US" style:font-family-complex="Arial" style:font-family-generic-complex="swiss" style:font-pitch-complex="variable" style:font-size-complex="12.5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ustovit Michael</meta:initial-creator>
    <meta:creation-date>2010-02-16T01:30:16</meta:creation-date>
    <dc:date>2010-03-02T21:21:20.18</dc:date>
    <dc:creator>ASH </dc:creator>
    <meta:editing-duration>PT05H03M27S</meta:editing-duration>
    <meta:editing-cycles>15</meta:editing-cycles>
    <meta:generator>OpenOffice.org/3.2$Win32 OpenOffice.org_project/320m12$Build-9483</meta:generator>
    <meta:document-statistic meta:object-count="52"/>
  </office:meta>
</office:document-meta>
</file>